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break-before="auto" fo:break-after="auto"/>
    </style:style>
    <style:style style:name="P2" style:family="paragraph" style:parent-style-name="Heading_20_5">
      <style:paragraph-properties fo:break-before="auto" fo:break-after="auto"/>
    </style:style>
    <style:style style:name="P3" style:family="paragraph" style:parent-style-name="Heading_20_5" style:list-style-name="WWNum1">
      <style:paragraph-properties fo:margin-left="0.1965in" fo:margin-right="0in" fo:text-indent="-0.25in" style:auto-text-indent="false" fo:break-before="auto" fo:break-after="auto"/>
    </style:style>
    <style:style style:name="P4" style:family="paragraph" style:parent-style-name="Heading_20_5">
      <style:paragraph-properties fo:margin-left="0.1965in" fo:margin-right="0in" fo:text-indent="0in" style:auto-text-indent="false" fo:break-before="auto" fo:break-after="auto"/>
    </style:style>
    <style:style style:name="P5" style:family="paragraph" style:parent-style-name="Subtitle">
      <style:paragraph-properties fo:break-before="auto" fo:break-after="auto"/>
    </style:style>
    <style:style style:name="P6" style:family="paragraph" style:parent-style-name="Subtitle" style:master-page-name="Standard">
      <style:paragraph-properties style:page-number="1" fo:break-before="auto" fo:break-after="auto"/>
    </style:style>
    <style:style style:name="T1" style:family="text">
      <style:text-properties fo:font-size="12pt" fo:font-weight="bold" style:font-size-asian="12pt" style:font-weight-asian="bold" style:font-size-complex="12pt"/>
    </style:style>
    <style:style style:name="T2" style:family="text">
      <style:text-properties fo:font-weight="bold" style:font-weight-asian="bold"/>
    </style:style>
    <style:style style:name="T3" style:family="text">
      <style:text-properties style:text-underline-style="none"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bookmark text:name="_zecgy8ejqvse"/><text:span text:style-name="T1">Heuristics Evaluation of www.etsy.com (mobile version)</text:span></text:p>
      <text:p text:style-name="P1">By Monika Jóźwiak<text:tab/>Date 11-05-2019</text:p>
      <text:p text:style-name="P1"/>
      <text:p text:style-name="P2"><text:bookmark text:name="_e3qt74x52c71"/><text:span text:style-name="T2">1. Visibility of system status</text:span></text:p>
      <text:p text:style-name="P1"/>
      <text:p text:style-name="P1"><text:s text:c="6"/>Page always keeps users informed about what is going on – e.g. welcome message (the new user gets information about where he is and what to expect) or useful graphic purchase path.</text:p>
      <text:p text:style-name="P1"/>
      <text:p text:style-name="P2"><text:bookmark text:name="_mljtj4oozvl0"/><text:span text:style-name="T2">2. Match between system and the real world</text:span></text:p>
      <text:p text:style-name="P1"/>
      <text:p text:style-name="P1"><text:s text:c="6"/>Information appear in a natural and logical order – user don’t need to thing what to do next. Icons like magnifying glass – searching for items, shopping cart - checking purchased products, hourglass – rare find, make usage more default and easier.</text:p>
      <text:p text:style-name="P1"/>
      <text:p text:style-name="P2"><text:bookmark text:name="_lbgsf1vb6nke"/><text:span text:style-name="T2">3. User control and freedom</text:span></text:p>
      <text:p text:style-name="P1"/>
      <text:p text:style-name="P1"><text:s text:c="6"/>Etsy support undo and provides a clearly path an unwanted state without having to go through an extended dialogue. User can easily remove or save for later chosen product. Unfortunately after removing product from cart, the user cannot undo this, using the back arrow button – product could be find just in recently viewed. <text:s/></text:p>
      <text:p text:style-name="P1"/>
      <text:p text:style-name="P2"><text:bookmark text:name="_cmthf933azjs"/><text:span text:style-name="T2">4. Consistency and standards </text:span></text:p>
      <text:p text:style-name="P1"/>
      <text:p text:style-name="P1"><text:s text:c="6"/>Etsy users should not have to wonder whether different words, situations, or actions mean the same thing. Elements with the same functionality look and work the same.</text:p>
      <text:p text:style-name="P1"/>
      <text:p text:style-name="P2"><text:bookmark text:name="_dprlf6c6e11v"/><text:span text:style-name="T2">5. Error prevention</text:span></text:p>
      <text:p text:style-name="P1"/>
      <text:p text:style-name="P1"><text:s text:c="6"/>Page doesn’t prevents problems from occurring sufficiently. Registration page should display information about <text:s/>password or email requirements before entering them.</text:p>
      <text:p text:style-name="P1"/>
      <text:p text:style-name="P2"><text:bookmark text:name="_c78861s9j64w"/><text:span text:style-name="T2">6. Recognition rather than recall</text:span></text:p>
      <text:p text:style-name="P1"/>
      <text:p text:style-name="P1"><text:s text:c="6"/>Products categories on the top of the page are good visible. <text:s/>Product filter options are easy to find, what make products or shops searching less time consuming. </text:p>
      <text:p text:style-name="P1"/>
      <text:p text:style-name="P2"><text:bookmark text:name="_h3s3uqc5y4vj"/><text:span text:style-name="T2">7. Flexibility and efficiency of use</text:span></text:p>
      <text:p text:style-name="P1"/>
      <text:p text:style-name="P1"><text:s text:c="6"/>Both inexperienced and experienced users can use Etsy. Registration for searching <text:soft-page-break/>items/shops or buying items is not required. Users can continue signing in with Google </text:p>
      <text:p text:style-name="P1">or Facebook. Etsy allows users to tailor frequent actions. </text:p>
      <text:p text:style-name="P2"><text:bookmark text:name="_z2duagvouvo6"/><text:span text:style-name="T2">8. Aesthetic and minimalist design</text:span></text:p>
      <text:p text:style-name="P1"/>
      <text:p text:style-name="P1"><text:s text:c="6"/>The site looks aesthetic. Headlines are concise, units of information are quite short but contain the most important content.</text:p>
      <text:p text:style-name="P1"/>
      <text:p text:style-name="P2"><text:bookmark text:name="_u9fevil73byf"/><text:span text:style-name="T2">9. Help users recognize, diagnose, and recover from errors</text:span></text:p>
      <text:p text:style-name="P1"/>
      <text:p text:style-name="P1"><text:s text:c="6"/>Etsy indicates the problem and suggests a solution e.g. when user couldn't find item – suggests removing selected words to improve results.</text:p>
      <text:p text:style-name="P2"><text:bookmark text:name="_dennux32ywlx"/><text:s/><text:span text:style-name="T2">10. Help and documentation </text:span></text:p>
      <text:p text:style-name="P1"><text:s text:c="6"/></text:p>
      <text:p text:style-name="P1"><text:s text:c="6"/>Help information is easy to search, focused on the user's task. <text:s/>User may ask about question or find response in featured articles.</text:p>
      <text:p text:style-name="P1"/>
      <text:p text:style-name="P1"/>
      <text:p text:style-name="P5"><text:bookmark text:name="_lj7q2hwazxb2"/><text:span text:style-name="T2"><text:s/>Information architecture heuristics</text:span></text:p>
      <text:list xml:id="list2384589403" text:style-name="WWNum1">
        <text:list-item>
          <text:p text:style-name="P3"><text:bookmark text:name="_oz4byuungann"/><text:span text:style-name="T2">Findable </text:span></text:p>
        </text:list-item>
      </text:list>
      <text:p text:style-name="P4"><text:bookmark text:name="_figz4zlbotft"/><text:s/>Searching for items or shops is quick and easy.</text:p>
      <text:list xml:id="list113457985546125" text:continue-numbering="true" text:style-name="WWNum1">
        <text:list-item>
          <text:p text:style-name="P3"><text:bookmark text:name="_1lywdyxp47ae"/><text:span text:style-name="T2">Accessible</text:span></text:p>
        </text:list-item>
      </text:list>
      <text:p text:style-name="P4"><text:bookmark text:name="_tjw72cffholk"/>I'm not sure that Etsy can be use by disabled people - I don’t have sufficient knowledge. <text:s/></text:p>
      <text:list xml:id="list113458142730131" text:continue-numbering="true" text:style-name="WWNum1">
        <text:list-item>
          <text:p text:style-name="P3"><text:bookmark text:name="_cwxoz3sw0o81"/><text:span text:style-name="T2">Clear</text:span></text:p>
        </text:list-item>
      </text:list>
      <text:p text:style-name="P4"><text:bookmark text:name="_ds8pfxorqbij"/>The interface appears to be clear and readable.</text:p>
      <text:list xml:id="list113459387315331" text:continue-numbering="true" text:style-name="WWNum1">
        <text:list-item>
          <text:p text:style-name="P3"><text:bookmark text:name="_dcofdqatbyzp"/><text:span text:style-name="T2">Communicative </text:span></text:p>
        </text:list-item>
      </text:list>
      <text:p text:style-name="P4"><text:bookmark text:name="_l7hxxa3ohz9m"/><text:soft-page-break/>Etsy supports the user and uses understandable tekst.</text:p>
      <text:list xml:id="list113457501656391" text:continue-numbering="true" text:style-name="WWNum1">
        <text:list-item>
          <text:p text:style-name="P3"><text:bookmark text:name="_spopmt2s6wuz"/><text:span text:style-name="T2">Useful</text:span></text:p>
        </text:list-item>
      </text:list>
      <text:p text:style-name="P4"><text:bookmark text:name="_cgnuaww5gakc"/>Etsy seems to be very useful.</text:p>
      <text:list xml:id="list113457657759058" text:continue-numbering="true" text:style-name="WWNum1">
        <text:list-item>
          <text:p text:style-name="P3"><text:bookmark text:name="_50qc6stu7z2t"/><text:span text:style-name="T2">Credible</text:span></text:p>
        </text:list-item>
      </text:list>
      <text:p text:style-name="P4"><text:bookmark text:name="_vinr33twgkfu"/>The site inspires confidence in the content.</text:p>
      <text:list xml:id="list113458516366976" text:continue-numbering="true" text:style-name="WWNum1">
        <text:list-item>
          <text:p text:style-name="P3"><text:bookmark text:name="_b6csj0hfjno"/><text:span text:style-name="T2">Controllable </text:span></text:p>
        </text:list-item>
      </text:list>
      <text:p text:style-name="P4"><text:bookmark text:name="_o30nmrn1bl1h"/>Users can continue signing in with Google or Facebook.</text:p>
      <text:list xml:id="list113457947116537" text:continue-numbering="true" text:style-name="WWNum1">
        <text:list-item>
          <text:p text:style-name="P3"><text:bookmark text:name="_2u4tl1eh2emm"/><text:span text:style-name="T2">Valuable</text:span></text:p>
        </text:list-item>
      </text:list>
      <text:p text:style-name="P4"><text:bookmark text:name="_u0rqe1xpjv6w"/>Etsy is a global online marketplace, where people come together to make, sell, buy, and collect unique items.</text:p>
      <text:list xml:id="list113458906008455" text:continue-numbering="true" text:style-name="WWNum1">
        <text:list-item>
          <text:p text:style-name="P3"><text:bookmark text:name="_fvmsgcnexc8x"/><text:span text:style-name="T2">Learnable</text:span></text:p>
        </text:list-item>
      </text:list>
      <text:p text:style-name="P4"><text:bookmark text:name="_csgbf0bbptxz"/>The application seems easy to learn to use.</text:p>
      <text:list xml:id="list113459215282255" text:continue-numbering="true" text:style-name="WWNum1">
        <text:list-item>
          <text:p text:style-name="P3"><text:bookmark text:name="_aww3ditt20uc"/><text:span text:style-name="T2"><text:s/>Delightful</text:span></text:p>
        </text:list-item>
      </text:list>
      <text:p text:style-name="P4"><text:bookmark text:name="_1dp1r9n8rtin"/>Website designed with a great sense of aesthetic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196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45" meta:word-count="479" meta:character-count="3075" meta:non-whitespace-character-count="2559"/>
    <meta:generator>LibreOffice/6.0.7.3$Linux_X86_64 LibreOffice_project/00m0$Build-3</meta:generator>
  </office:meta>
</office:document-meta>
</file>